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njaliOldLipi1" svg:font-family="AnjaliOldLip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jaliOldLipi" svg:font-family="AnjaliOldLipi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0d2c2c"/>
    </style:style>
    <style:style style:name="T2" style:family="text">
      <style:text-properties officeooo:rsid="000eb0be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T1">The</text:span> prediction of Graduate Admissions from an Indian perspective <text:span text:style-name="T2">using regression model</text:span>. </text:p>
      <text:p text:style-name="Text_20_body"/>
      <text:p text:style-name="Text_20_body">The dataset contains several parameters which are considered important during the application for Masters Programs. <text:line-break/>The parameters included are : </text:p>
      <text:list xml:id="list2610381513" text:style-name="L1">
        <text:list-item>
          <text:p text:style-name="P2">GRE Scores ( out of 340 ) </text:p>
        </text:list-item>
        <text:list-item>
          <text:p text:style-name="P2">TOEFL Scores ( out of 120 ) </text:p>
        </text:list-item>
        <text:list-item>
          <text:p text:style-name="P2">University Rating ( out of 5 ) </text:p>
        </text:list-item>
        <text:list-item>
          <text:p text:style-name="P2">Statement of Purpose and Letter of Recommendation Strength ( out of 5 ) </text:p>
        </text:list-item>
        <text:list-item>
          <text:p text:style-name="P2">Undergraduate GPA ( out of 10 ) </text:p>
        </text:list-item>
        <text:list-item>
          <text:p text:style-name="P2">Research Experience ( either 0 or 1 ) </text:p>
        </text:list-item>
        <text:list-item>
          <text:p text:style-name="P1">Chance of Admit ( ranging from 0 to 1 ) </text:p>
        </text:list-item>
      </text:list>
      <text:p text:style-name="Text_20_body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njaliOldLipi1" svg:font-family="AnjaliOldLip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jaliOldLipi" svg:font-family="AnjaliOldLipi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AnjaliOldLipi" style:font-size-complex="12pt" style:language-complex="ml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AnjaliOldLipi" style:font-size-complex="12pt" style:language-complex="ml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AnjaliOldLipi" style:font-family-complex="AnjaliOldLipi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njaliOldLipi1" style:font-family-complex="AnjaliOldLipi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njaliOldLipi1" style:font-family-complex="AnjaliOldLip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njaliOldLipi1" style:font-family-complex="AnjaliOldLipi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2-16T10:06:27.451321308</meta:creation-date>
    <dc:date>2020-12-16T10:10:04.060117343</dc:date>
    <meta:editing-duration>PT3M43S</meta:editing-duration>
    <meta:editing-cycles>3</meta:editing-cycles>
    <meta:generator>LibreOffice/7.0.1.2$Linux_X86_64 LibreOffice_project/00$Build-2</meta:generator>
    <meta:document-statistic meta:table-count="0" meta:image-count="0" meta:object-count="0" meta:page-count="1" meta:paragraph-count="9" meta:word-count="98" meta:character-count="517" meta:non-whitespace-character-count="425"/>
  </office:meta>
</office:document-meta>
</file>